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40f" officeooo:paragraph-rsid="0012340f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340f" officeooo:paragraph-rsid="0012340f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officeooo:rsid="00136fc6" officeooo:paragraph-rsid="00136fc6" style:font-size-asian="13pt" style:font-size-complex="13pt"/>
    </style:style>
    <style:style style:name="P4" style:family="paragraph" style:parent-style-name="Standard">
      <style:text-properties fo:font-size="13pt" officeooo:rsid="0014f9c7" officeooo:paragraph-rsid="0014f9c7" style:font-size-asian="13pt" style:font-size-complex="13pt"/>
    </style:style>
    <style:style style:name="P5" style:family="paragraph" style:parent-style-name="Standard">
      <style:text-properties fo:font-size="13pt" officeooo:rsid="00161155" officeooo:paragraph-rsid="00161155" style:font-size-asian="13pt" style:font-size-complex="13pt"/>
    </style:style>
    <style:style style:name="P6" style:family="paragraph" style:parent-style-name="Standard">
      <style:text-properties fo:font-size="13pt" officeooo:rsid="0017c03f" officeooo:paragraph-rsid="0017c03f" style:font-size-asian="13pt" style:font-size-complex="13pt"/>
    </style:style>
    <style:style style:name="P7" style:family="paragraph" style:parent-style-name="Standard">
      <style:text-properties fo:font-size="13pt" officeooo:rsid="0012340f" officeooo:paragraph-rsid="00161155" style:font-size-asian="13pt" style:font-size-complex="13pt"/>
    </style:style>
    <style:style style:name="P8" style:family="paragraph" style:parent-style-name="Standard">
      <style:text-properties fo:font-size="13pt" officeooo:rsid="001ae5a2" officeooo:paragraph-rsid="001ae5a2" style:font-size-asian="13pt" style:font-size-complex="13pt"/>
    </style:style>
    <style:style style:name="P9" style:family="paragraph" style:parent-style-name="Standard">
      <style:text-properties fo:font-size="13pt" officeooo:rsid="001b4984" officeooo:paragraph-rsid="001b4984" style:font-size-asian="13pt" style:font-size-complex="13pt"/>
    </style:style>
    <style:style style:name="P10" style:family="paragraph" style:parent-style-name="Standard">
      <style:text-properties fo:font-size="13pt" style:text-underline-style="solid" style:text-underline-width="auto" style:text-underline-color="font-color" officeooo:rsid="00136fc6" officeooo:paragraph-rsid="00136fc6" style:font-size-asian="13pt" style:font-size-complex="13pt"/>
    </style:style>
    <style:style style:name="P11" style:family="paragraph" style:parent-style-name="Standard">
      <style:text-properties fo:font-size="13pt" style:text-underline-style="solid" style:text-underline-width="auto" style:text-underline-color="font-color" officeooo:rsid="00161155" officeooo:paragraph-rsid="00161155" style:font-size-asian="13pt" style:font-size-complex="13pt"/>
    </style:style>
    <style:style style:name="T1" style:family="text">
      <style:text-properties officeooo:rsid="00161155"/>
    </style:style>
    <style:style style:name="T2" style:family="text">
      <style:text-properties officeooo:rsid="0019a1d1"/>
    </style:style>
    <style:style style:name="T3" style:family="text">
      <style:text-properties officeooo:rsid="001b4984"/>
    </style:style>
    <style:style style:name="T4" style:family="text">
      <style:text-properties officeooo:rsid="001b6f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ructuras utilizadas</text:p>
      <text:p text:style-name="P1"/>
      <text:p text:style-name="P10">Función CrearListaNodos</text:p>
      <text:p text:style-name="P3">Crea una lista de NodoBusqueda con una valoración en función de la estrategia elegida. <text:span text:style-name="T2">Recibe una lista con los nodos sucesores, el nodo, la profundidad máxima al realizar la búsqueda y la estrategia a utilizar. </text:span></text:p>
      <text:p text:style-name="P8">Esto se hace mediante la <text:span text:style-name="T4">creación</text:span> de una lista <text:span text:style-name="T4">vacía</text:span> que iremos rellenando y tras ello la devolveremos. La rellenamos mediante una serie de ifs anidados que aplican una <text:span text:style-name="T4">valoración</text:span> a cada nodo de la <text:span text:style-name="T4">búsqueda</text:span> en <text:span text:style-name="T4">función</text:span> de la estrategia, estos se encuentran dentro de un for <text:span text:style-name="T4">que</text:span> recorre los hijos del nodo tomado, y <text:span text:style-name="T4">junto</text:span> con la <text:span text:style-name="T4">valoración</text:span> crea nuevos nodos de <text:span text:style-name="T4">búsqueda</text:span> (los hijos) y los inserta en la lista.</text:p>
      <text:p text:style-name="P3"/>
      <text:p text:style-name="P10">Función CrearSolucion</text:p>
      <text:p text:style-name="P4"><text:span text:style-name="T2">La función recibe el último nodo de la solución y c</text:span>rea una lista de nodos <text:span text:style-name="T1">con los nodos padre. Devuelve esa lista, la cual contiene los nodos de la solución. </text:span></text:p>
      <text:p text:style-name="P8">Esta <text:span text:style-name="T4">función</text:span> recorre los nodos padre desde el nodo final para crear el camino a la <text:span text:style-name="T4">solución</text:span> mediante un while ( no tenga padre) tras ello <text:span text:style-name="T4">insertamos</text:span> el ultimo padre (nodo <text:span text:style-name="T4">raíz</text:span>).</text:p>
      <text:p text:style-name="P4"/>
      <text:p text:style-name="P11">Función BusquedaBasica</text:p>
      <text:p text:style-name="P5">Se crea un objeto Frontera <text:s/><text:span text:style-name="T2">y el nodoBusqueda inicial. Se añade el primer nodo a la frontera, </text:span>al que se van añadiendo los objetos NodoBusqueda que se van expandiendo durante la búsqueda <text:span text:style-name="T3">mediante la función CrearListaNodos</text:span>. <text:span text:style-name="T2">Después</text:span> devuelve una lista con todos los nodos de la solución. </text:p>
      <text:p text:style-name="P9">Todo esto se hace en un bucle while que funciona hasta que la frontera esta <text:span text:style-name="T4">vacía</text:span> o hemos encontrado la solucion, esto ultimo se comprueba con el la funcion emta creada en el <text:span text:style-name="T4">espacio</text:span> <text:span text:style-name="T4">d</text:span>e estados.</text:p>
      <text:p text:style-name="P5"/>
      <text:p text:style-name="P11">Función BusquedaIncremental</text:p>
      <text:p text:style-name="P5">Utilizando la función de BusquedaBasica busca la solución incrementando la profundidad en cada búsqueda hasta que encuentre la solución o llegue a la profundidad máxima establecida.</text:p>
      <text:p text:style-name="P5"/>
      <text:p text:style-name="P6">Después de encontrar la solución, en el programa Principal imprime los datos de los nodos en un fichero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3:41:14.692382084</meta:creation-date>
    <meta:generator>LibreOffice/4.4.6.3$Linux_X86_64 LibreOffice_project/40m0$Build-3</meta:generator>
    <dc:date>2015-11-08T23:25:14.982772075</dc:date>
    <meta:editing-duration>PT16M1S</meta:editing-duration>
    <meta:editing-cycles>5</meta:editing-cycles>
    <meta:document-statistic meta:table-count="0" meta:image-count="0" meta:object-count="0" meta:page-count="1" meta:paragraph-count="13" meta:word-count="307" meta:character-count="1833" meta:non-whitespace-character-count="1535"/>
  </office:meta>
</office:document-meta>
</file>